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9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5" style:family="table-cell" style:parent-style-name="Kop_32_2" style:data-style-name="N0">
      <style:table-cell-properties fo:border-top="thin solid #A6A6A6" fo:border-bottom="thin solid #A6A6A6" fo:border-left="none" fo:border-right="thin solid #A6A6A6" style:vertical-align="middle" fo:background-color="#FF5959" style:repeat-content="false"/>
      <style:paragraph-properties fo:text-align="start" fo:margin-left="0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7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20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21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22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3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4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5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6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8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9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31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4" style:family="table-cell" style:parent-style-name="Text" style:data-style-name="N0">
      <style:table-cell-properties fo:border-top="thin solid #D9D9D9" fo:border-bottom="none" fo:border-left="thin solid #D9D9D9" fo:border-right="thin solid #D9D9D9" style:vertical-align="middle" fo:background-color="#BFBFBF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="thin solid #A6A6A6"/>
    </style:style>
    <style:style style:name="ce36" style:family="table-cell" style:parent-style-name="Text" style:data-style-name="N0">
      <style:table-cell-properties fo:border="thin solid #A6A6A6" style:vertical-align="middle" fo:background-color="#BFBFBF" style:repeat-content="false"/>
      <style:paragraph-properties fo:text-align="center"/>
    </style:style>
    <style:style style:name="ce37" style:family="table-cell" style:parent-style-name="Text" style:data-style-name="N0">
      <style:table-cell-properties fo:border-top="thin solid #A6A6A6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3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0AD47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thin solid #A6A6A6" fo:border-left="thin solid #A6A6A6" fo:border-right="thin solid #A6A6A6"/>
    </style:style>
    <style:style style:name="ce40" style:family="table-cell" style:parent-style-name="Text" style:data-style-name="N0">
      <style:table-cell-properties fo:border-top="none" fo:border-bottom="thin solid #A6A6A6" fo:border-left="thin solid #A6A6A6" fo:border-right="thin solid #A6A6A6" style:vertical-align="middle" fo:background-color="#BFBFBF" style:repeat-content="false"/>
      <style:paragraph-properties fo:text-align="center"/>
    </style:style>
    <style:style style:name="ce41" style:family="table-cell" style:parent-style-name="Text" style:data-style-name="N0">
      <style:table-cell-properties fo:border-top="thin solid #D9D9D9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42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57171" style:repeat-content="false"/>
      <style:paragraph-properties fo:text-align="start" fo:margin-left="0.353cm"/>
    </style:style>
    <style:style style:name="ce43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</style:style>
    <style:style style:name="ce44" style:family="table-cell" style:parent-style-name="Default" style:data-style-name="N0">
      <style:table-cell-properties fo:border-top="none" fo:border-bottom="none" fo:border-left="thin solid #A6A6A6" fo:border-right="thin solid #A6A6A6"/>
    </style:style>
    <style:style style:name="ce45" style:family="table-cell" style:parent-style-name="Text" style:data-style-name="N0">
      <style:table-cell-properties fo:border-top="none" fo:border-bottom="none" fo:border-left="thin solid #A6A6A6" fo:border-right="thin solid #A6A6A6" style:vertical-align="middle" fo:background-color="#BFBFBF" style:repeat-content="false"/>
      <style:paragraph-properties fo:text-align="center"/>
    </style:style>
    <style:style style:name="ce46" style:family="table-cell" style:parent-style-name="Tex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start" fo:margin-left="0.353cm"/>
    </style:style>
    <style:style style:name="ce47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start" fo:margin-left="0.353cm"/>
    </style:style>
    <style:style style:name="ce48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49" style:family="table-cell" style:parent-style-name="Text" style:data-style-name="N0">
      <style:table-cell-properties fo:border-top="thin solid #A6A6A6" fo:border-bottom="none" fo:border-left="none" fo:border-right="thin solid #A6A6A6" style:vertical-align="middle" fo:background-color="#BFBFBF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A6A6A6" fo:border-bottom="none" fo:border-left="thin solid #A6A6A6" fo:border-right="thin solid #A6A6A6"/>
    </style:style>
    <style:style style:name="ce51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A6A6A6" fo:border-bottom="none" fo:border-left="thin solid #A6A6A6" fo:border-right="none"/>
    </style:style>
    <style:style style:name="ce53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54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55" style:family="table-cell" style:parent-style-name="Text" style:data-style-name="N0">
      <style:table-cell-properties fo:border-top="thin solid #D9D9D9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56" style:family="table-cell" style:parent-style-name="Text" style:data-style-name="N0">
      <style:table-cell-properties fo:border-top="none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7" style:family="table-cell" style:parent-style-name="Text" style:data-style-name="N0">
      <style:table-cell-properties fo:border-top="none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58" style:family="table-cell" style:parent-style-name="Text" style:data-style-name="N0">
      <style:table-cell-properties fo:border="thin solid #D9D9D9" style:vertical-align="middle" fo:background-color="#70AD47" style:repeat-content="false"/>
      <style:paragraph-properties fo:text-align="start" fo:margin-left="0.353cm"/>
    </style:style>
    <style:style style:name="ce59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60" style:family="table-cell" style:parent-style-name="Text" style:data-style-name="N0">
      <style:table-cell-properties fo:border="thin solid #D9D9D9" style:vertical-align="middle" fo:background-color="#757171" style:repeat-content="false"/>
      <style:paragraph-properties fo:text-align="start" fo:margin-left="0.353cm"/>
    </style:style>
    <style:style style:name="ce61" style:family="table-cell" style:parent-style-name="Text" style:data-style-name="N0">
      <style:table-cell-properties fo:border="thin solid #D9D9D9" style:vertical-align="middle" fo:background-color="#FFFF00" style:repeat-content="false"/>
      <style:paragraph-properties fo:text-align="start" fo:margin-left="0.353cm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Text" style:data-style-name="N0">
      <style:table-cell-properties fo:border="thin solid #D9D9D9" style:vertical-align="middle" fo:background-color="#ED7D31" style:repeat-content="false"/>
      <style:paragraph-properties fo:text-align="start" fo:margin-left="0.353cm"/>
    </style:style>
    <style:style style:name="ce64" style:family="table-cell" style:parent-style-name="Text" style:data-style-name="N0">
      <style:table-cell-properties fo:border="thin solid #D9D9D9" style:vertical-align="middle" fo:background-color="#5B9BD5" style:repeat-content="false"/>
      <style:paragraph-properties fo:text-align="start" fo:margin-left="0.353cm"/>
    </style:style>
    <style:style style:name="ce65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e66" style:family="table-cell" style:parent-style-name="Text" style:data-style-name="N0">
      <style:table-cell-properties fo:border="thin solid #D9D9D9" style:vertical-align="middle" fo:background-color="#FF0000" style:repeat-content="false"/>
      <style:paragraph-properties fo:text-align="start" fo:margin-left="0.353cm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Text" style:data-style-name="N0">
      <style:table-cell-properties fo:border="thin solid #D9D9D9" style:vertical-align="middle" fo:background-color="#FF3399" style:repeat-content="false"/>
      <style:paragraph-properties fo:text-align="start" fo:margin-left="0.353cm"/>
    </style:style>
    <style:style style:name="ce69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70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wrap-option="wrap" fo:background-color="#BFBFBF" style:repeat-content="false"/>
      <style:paragraph-properties fo:text-align="center"/>
    </style:style>
    <style:style style:name="ce71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wrap-option="wrap" fo:background-color="#BFBFBF" style:repeat-content="false"/>
      <style:paragraph-properties fo:text-align="start" fo:margin-left="0.353cm"/>
    </style:style>
    <style:style style:name="ce72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73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.353cm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8" style:family="table-cell" style:parent-style-name="Default" style:data-style-name="N0">
      <style:table-cell-properties style:vertical-align="middle" fo:background-color="#757171" style:repeat-content="false"/>
      <style:paragraph-properties fo:text-align="start" fo:margin-left="0.353cm"/>
    </style:style>
    <style:style style:name="ce79" style:family="table-cell" style:parent-style-name="Default" style:data-style-name="N0">
      <style:table-cell-properties style:vertical-align="middle" fo:background-color="#5B9BD5" style:repeat-content="false"/>
      <style:paragraph-properties fo:text-align="start" fo:margin-left="0.353cm"/>
    </style:style>
    <style:style style:name="ce80" style:family="table-cell" style:parent-style-name="Default" style:data-style-name="N0">
      <style:table-cell-properties style:vertical-align="middle" fo:background-color="#ED7D31" style:repeat-content="false"/>
      <style:paragraph-properties fo:text-align="start" fo:margin-left="0.353cm"/>
    </style:style>
    <style:style style:name="ce81" style:family="table-cell" style:parent-style-name="Default" style:data-style-name="N0">
      <style:table-cell-properties style:vertical-align="middle" fo:background-color="#FF3399" style:repeat-content="false"/>
      <style:paragraph-properties fo:text-align="start" fo:margin-left="0.353cm"/>
    </style:style>
    <style:style style:name="ce8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.353cm"/>
    </style:style>
    <style:style style:name="ce83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.353cm"/>
    </style:style>
    <style:style style:name="ce84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7.38716666666667cm" style:use-optimal-column-width="true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4.2545cm" style:use-optimal-column-width="true"/>
    </style:style>
    <style:style style:name="co6" style:family="table-column">
      <style:table-column-properties fo:break-before="auto" style:column-width="3.83116666666667cm" style:use-optimal-column-width="true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6.51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0.613833333333333cm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4.02166666666667cm" style:use-optimal-column-width="true"/>
    </style:style>
    <style:style style:name="co14" style:family="table-column">
      <style:table-column-properties fo:break-before="auto" style:column-width="13.398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6.180666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4.699cm" style:use-optimal-column-width="true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3.64066666666667cm" style:use-optimal-column-width="true"/>
    </style:style>
    <style:style style:name="co21" style:family="table-column">
      <style:table-column-properties fo:break-before="auto" style:column-width="0.296333333333333cm"/>
    </style:style>
    <style:style style:name="co22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6]-[.H6]))/[.H6])&gt;$$VlagPercentage)" style:apply-style-name="cf29" style:base-cell-address="Projecttracker.N6"/>
    </style:style>
    <style:style style:name="ce8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7]-[.H47]))/[.H47])&gt;$$VlagPercentage)" style:apply-style-name="cf29" style:base-cell-address="Projecttracker.N47"/>
    </style:style>
    <style:style style:name="ce8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8]-[.H48]))/[.H48])&gt;$$VlagPercentage)" style:apply-style-name="cf29" style:base-cell-address="Projecttracker.N48"/>
    </style:style>
    <style:style style:name="ce8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0]-[.H190]))/[.H190])&gt;$$VlagPercentage)" style:apply-style-name="cf29" style:base-cell-address="Projecttracker.N190"/>
    </style:style>
    <style:style style:name="ce89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1]-[.H191]))/[.H191])&gt;$$VlagPercentage)" style:apply-style-name="cf29" style:base-cell-address="Projecttracker.N191"/>
    </style:style>
    <style:style style:name="ce9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2]-[.H192]))/[.H192])&gt;$$VlagPercentage)" style:apply-style-name="cf29" style:base-cell-address="Projecttracker.N192"/>
    </style:style>
    <style:style style:name="ce91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3]-[.H193]))/[.H193])&gt;$$VlagPercentage)" style:apply-style-name="cf29" style:base-cell-address="Projecttracker.N193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D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E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8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6" table:default-cell-style-name="ce4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72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table:number-columns-repeated="2" table:style-name="ce1"/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3P</text:p>
          </table:table-cell>
          <table:table-cell table:style-name="ce3"/>
          <table:table-cell office:value-type="string" table:style-name="ce1">
            <text:p>18 Gamelab uren p/w</text:p>
          </table:table-cell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table:style-name="ce6"/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office:value-type="string" table:style-name="ce7">
            <text:p><text:s text:c="2"/>1D = 5P</text:p>
          </table:table-cell>
          <table:table-cell table:style-name="ce8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table:style-name="ce2"/>
          <table:table-cell table:style-name="ce8"/>
          <table:table-cell table:style-name="ce1"/>
          <table:table-cell table:style-name="ce9"/>
          <table:table-cell table:style-name="ce10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<text:s text:c="3"/>v = Opermking, Zie meest rechtse balk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string" table:style-name="ce12">
            <text:p>in punten</text:p>
          </table:table-cell>
          <table:table-cell office:value-type="string" table:style-name="ce13">
            <text:p>MoSCoW Method</text:p>
          </table:table-cell>
          <table:table-cell table:style-name="ce14"/>
          <table:table-cell table:style-name="ce13">
            <draw:custom-shape svg:x="0.00748in" svg:y="0.26312in" svg:width="0.2339in" svg:height="0.35757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v</text:p>
          </table:table-cell>
          <table:table-cell office:value-type="string" table:style-name="ce16">
            <text:p>ProjectAssets</text:p>
          </table:table-cell>
          <table:table-cell office:value-type="string" table:style-name="ce16">
            <text:p>Categorie</text:p>
          </table:table-cell>
          <table:table-cell office:value-type="string" table:style-name="ce16">
            <text:p>Toegewezen aan</text:p>
          </table:table-cell>
          <table:table-cell office:value-type="string" table:style-name="ce16">
            <text:p>Geschat begin</text:p>
          </table:table-cell>
          <table:table-cell office:value-type="string" table:style-name="ce16">
            <text:p>Geschat einde</text:p>
          </table:table-cell>
          <table:table-cell office:value-type="string" table:style-name="ce17">
            <text:p>Geschatte hoeveelheid werk</text:p>
          </table:table-cell>
          <table:table-cell office:value-type="string" table:style-name="ce17">
            <text:p>SprintNmr.</text:p>
          </table:table-cell>
          <table:table-cell office:value-type="string" table:style-name="ce18">
            <text:p>Prioriteit</text:p>
          </table:table-cell>
          <table:table-cell office:value-type="string" table:style-name="ce19">
            <text:p>LEEG</text:p>
          </table:table-cell>
          <table:table-cell office:value-type="string" table:style-name="ce17">
            <text:p>Weeknummer</text:p>
          </table:table-cell>
          <table:table-cell office:value-type="string" table:style-name="ce18">
            <text:p>TrelloChecked</text:p>
          </table:table-cell>
          <table:table-cell office:value-type="string" table:style-name="ce20">
            <text:p>Implemented</text:p>
          </table:table-cell>
          <table:table-cell office:value-type="string" table:style-name="ce16">
            <text:p>Opmerkingen</text:p>
          </table:table-cell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GameHandler</text:p>
          </table:table-cell>
          <table:table-cell office:value-type="string" table:content-validation-name="val1" table:style-name="ce23">
            <text:p>Script</text:p>
          </table:table-cell>
          <table:table-cell office:value-type="string" table:content-validation-name="val2" table:style-name="ce24">
            <text:p>Jan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0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5"/>
          <table:table-cell table:style-name="ce32"/>
          <table:table-cell table:style-name="ce33"/>
          <table:table-cell table:number-columns-repeated="16368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HumanEnemy_00</text:p>
          </table:table-cell>
          <table:table-cell office:value-type="string" table:content-validation-name="val1" table:style-name="ce23">
            <text:p>3DModel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5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34">
            <text:p>HumanEnemy_00</text:p>
          </table:table-cell>
          <table:table-cell office:value-type="string" table:content-validation-name="val1" table:style-name="ce23">
            <text:p>Texture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5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37">
            <text:p>PowerGenerator</text:p>
          </table:table-cell>
          <table:table-cell office:value-type="string" table:content-validation-name="val1" table:style-name="ce43">
            <text:p>Environmental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9"/>
          <table:table-cell office:value-type="string" table:style-name="ce40">
            <text:p>O</text:p>
          </table:table-cell>
          <table:table-cell office:value-type="string" table:style-name="ce41">
            <text:p>Basement_Stairc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9"/>
          <table:table-cell table:style-name="ce40"/>
          <table:table-cell office:value-type="string" table:style-name="ce41">
            <text:p>Briefcase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>
          <table:table-cell table:style-name="ce44"/>
          <table:table-cell table:style-name="ce45"/>
          <table:table-cell office:value-type="string" table:style-name="ce41">
            <text:p>Terrain</text:p>
          </table:table-cell>
          <table:table-cell office:value-type="string" table:content-validation-name="val1" table:style-name="ce42">
            <text:p>Environmental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25" table:style-name="ce27">
            <text:p>25</text:p>
          </table:table-cell>
          <table:table-cell office:value-type="string" table:style-name="ce28">
            <text:p>1t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Cellphone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CellphoneCharger_Deskmounted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4"/>
          <table:table-cell table:style-name="ce46"/>
          <table:table-cell office:value-type="string" table:style-name="ce41">
            <text:p>CameraMovement</text:p>
          </table:table-cell>
          <table:table-cell office:value-type="string" table:content-validation-name="val1" table:style-name="ce47">
            <text:p>Script</text:p>
          </table:table-cell>
          <table:table-cell office:value-type="string" table:content-validation-name="val2" table:style-name="ce24">
            <text:p>Renzo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4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5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49"/>
          <table:table-cell office:value-type="string" table:style-name="ce41">
            <text:p>Character_Arms</text:p>
          </table:table-cell>
          <table:table-cell office:value-type="string" table:content-validation-name="val1" table:style-name="ce43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50"/>
          <table:table-cell table:style-name="ce51"/>
          <table:table-cell office:value-type="string" table:style-name="ce41">
            <text:p>House_B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House_Basement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Item(class)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52"/>
          <table:table-cell table:style-name="ce40"/>
          <table:table-cell office:value-type="string" table:style-name="ce41">
            <text:p>Camera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49"/>
          <table:table-cell office:value-type="string" table:style-name="ce41">
            <text:p>Player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 table:style-name="ce39"/>
          <table:table-cell table:style-name="ce51"/>
          <table:table-cell office:value-type="string" table:style-name="ce41">
            <text:p>Briefcase_Notes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53">
            <text:p>Must Have</text:p>
          </table:table-cell>
          <table:table-cell table:style-name="ce8"/>
          <table:table-cell table:style-name="ce28"/>
          <table:table-cell table:style-name="ce54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 table:style-name="ce39"/>
          <table:table-cell table:style-name="ce40"/>
          <table:table-cell office:value-type="string" table:style-name="ce55">
            <text:p>Workbench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6"/>
          <table:table-cell office:value-type="string" table:style-name="ce57">
            <text:p>EdgePortal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30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House_Room_01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House_Room_02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House_Room_03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!</text:p>
          </table:table-cell>
          <table:table-cell office:value-type="string" table:style-name="ce59">
            <text:p>ScriptedEvents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office:value-type="string" table:style-name="ce32">
            <text:p>Moeten zeer nodig besproken worden!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EnemyBehaviou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EnemyVision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GameMange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Inventory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string" table:style-name="ce27">
            <text:p>GUI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GUI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21" table:style-name="ce27">
            <text:p>2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raftMaterial_TractorBatter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4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CraftMaterial_Gasolin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office:value-type="string" table:style-name="ce32">
            <text:p>The Jerrycan i presume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haracterAnimation_ArmsWalk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haracterAnimation_ArmsIdle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haracterAnimation_Interact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CharacterAnimation_ArmsRunn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 table:style-name="ce62"/>
          <table:table-cell office:value-type="string" table:style-name="ce51">
            <text:p>O</text:p>
          </table:table-cell>
          <table:table-cell office:value-type="string" table:style-name="ce59">
            <text:p>MainEnem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string" table:style-name="ce28">
            <text:p>1t4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office:value-type="string" table:style-name="ce32">
            <text:p>Heeft nog een naam nodig</text:p>
          </table:table-cell>
          <table:table-cell table:number-columns-repeated="16369"/>
        </table:table-row>
        <table:table-row table:style-name="ro3" table:visibility="filter">
          <table:table-cell table:style-name="ce62"/>
          <table:table-cell table:style-name="ce51"/>
          <table:table-cell office:value-type="string" table:style-name="ce59">
            <text:p>Doo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 table:style-name="ce62"/>
          <table:table-cell table:style-name="ce51"/>
          <table:table-cell office:value-type="string" table:style-name="ce59">
            <text:p>Barn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CharacterAnimation_DeathByAlien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haracterAnimation_Insanity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84"/>
          <table:table-cell office:value-type="string" table:style-name="ce22">
            <text:p>DoorOpen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Rock_00</text:p>
          </table:table-cell>
          <table:table-cell office:value-type="string" table:content-validation-name="val1" table:style-name="ce61">
            <text:p>Environmental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53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Basement_CorkBoard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Jerrycan</text:p>
          </table:table-cell>
          <table:table-cell office:value-type="string" table:content-validation-name="val1" table:style-name="ce61">
            <text:p>Environmental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Misschien is dit een requirement om de gasoline mee te kunnen nemen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Flashligh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Mais_crop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Tree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Skybox_00</text:p>
          </table:table-cell>
          <table:table-cell office:value-type="string" table:content-validation-name="val1" table:style-name="ce23">
            <text:p>Overig</text:p>
          </table:table-cell>
          <table:table-cell office:value-type="string" table:content-validation-name="val2" table:style-name="ce24">
            <text:p>AssetStore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Basement_De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Insanity_PFX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5" table:style-name="ce27">
            <text:p>3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Moet nog uitbreiden hierop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Insanity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Skybox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AnomalySFX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67"/>
          <table:table-cell table:style-name="ce51"/>
          <table:table-cell office:value-type="string" table:style-name="ce59">
            <text:p>AnomalySFX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Back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Enemy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UISprite_SuitCaseNote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UISprite_SuitCaseNote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4" table:visibility="filter">
          <table:table-cell/>
          <table:table-cell table:style-name="ce51"/>
          <table:table-cell office:value-type="string" table:style-name="ce59">
            <text:p>Duck_Evil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honeUI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earTrap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tteryStatus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tteryStatus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tteryStatus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4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5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6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7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8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Ey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Tentac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nter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0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Silo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4"/>
          <table:table-cell office:value-type="string" table:style-name="ce22">
            <text:p>CraftRecipeBlueprint_Lantern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taircase_1stFloo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4"/>
          <table:table-cell office:value-type="string" table:style-name="ce22">
            <text:p>UISprite_SuitCaseNote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aterTow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8" table:style-name="ce27">
            <text:p>8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_Lantern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TeamPhoto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Crouch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Jump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Suicide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Panick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ooneyTunes_Intro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Bushes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Trash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acto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string" table:style-name="ce28">
            <text:p>4+</text:p>
          </table:table-cell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racter_Bod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xe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Ste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Steel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eerBott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sement_Pip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oil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Chandeli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ickenCoo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loset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ontain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70"/>
          <table:table-cell office:value-type="string" table:style-name="ce71">
            <text:p>FarmSig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reez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urnac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Finge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lassShattered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ngingBodies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nginRop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y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Outhous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owing_Wago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rr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sement_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t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ok_Clos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ook_Op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o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room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WitchesBroom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t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4"/>
          <table:table-cell office:value-type="string" table:style-name="ce22">
            <text:p>RatTra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Chai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ock_01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Chai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Clea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4"/>
          <table:table-cell office:value-type="string" table:style-name="ce22">
            <text:p>Feather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4"/>
          <table:table-cell office:value-type="string" table:style-name="ce22">
            <text:p>FlowerDead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4"/>
          <table:table-cell office:value-type="string" table:style-name="ce22">
            <text:p>FlowerDead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_02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BicycleBe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Stump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loth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Jochem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9" table:style-name="ce27">
            <text:p>69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65">
            <text:p>O</text:p>
          </table:table-cell>
          <table:table-cell office:value-type="string" table:style-name="ce22">
            <text:p>Cou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CraftMaterial_Duct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CraftMaterial_Nuts&amp;Bol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kybox_01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kybox_02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Breath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oo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uck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alloutShelt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Footsteps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JumpLand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Woo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Wood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ireplac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temDatabase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Gedeelte van het script wat ervoor zorgt dat dit het doet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ing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string" table:style-name="ce28">
            <text:p>1t2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QuickSelectApp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Quickselect, een item met een assignable hotkey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asma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ight(class)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Ham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LightManag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CellPhone_RealLifeClock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eadBobbing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rseHoof_Rust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Clos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Tool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dd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dder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mp_Hang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mp_Stand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mp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ightSwit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ockpi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Mailbox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oiseMak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NoiseMak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2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3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4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perNot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9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Penci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0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ano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1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tchfor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nk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BloodPool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DrippingBlood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elevisionStatic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2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k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EnemyRoar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tH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ore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3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ockingChai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4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Rugs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Increased dit je inventory?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5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6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ad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Saf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Een kluis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7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aw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crewdri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hotgun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ick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iga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8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9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w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Schommel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able_Sma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elephone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elephoneP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imberBloc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oil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Toolbel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Werdt dit ook gebruikt?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Birds_Fladder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BirdsSpook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ellPhone_Buzz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ellPhone_Charging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ellphone_Ring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ellPhone_TouchSoun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rippingWate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uck_Qwuack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Enemy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EnemyRoar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Bus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Trash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ramaphone_Tu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ramaphone_TuneWithScreec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randFatherClock_OnHourBo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randFatherClock_T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Under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84"/>
          <table:table-cell office:value-type="string" table:style-name="ce22">
            <text:p>Intro_CutSce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ooneyTunes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NoiseMaker_Charg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NoiseMaker_InEffect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ianoTune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ianoTune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Crouch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dit normale footsteps niet zijn? Perhaps slomer en gedempt ofso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Deathcri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JumpLand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Pan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t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ven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Verschil van de vogels? - is deze overbodig?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queakyDoo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queekingWoo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om&amp;Jerry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WhispersOfTheDamn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Blueprint_MakeShiftAx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Gallery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UISprite_GalleryFolder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HeartMet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Noteboo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etting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5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6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7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8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Blueprint_BearTra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Blueprint_LockPic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Blueprint_NoiseMak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CarBattery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Gasolin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_LockPic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CraftRecipe_MakeShiftAx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_NoiseMak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Bloodspatt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MapNote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ckground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ckground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rashca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ru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ckground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ckground0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rnPhoto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UISprite_DuckHunt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FlashLigt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HousePhoto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KidOnSwing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KidOnSwingHeadles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MapAp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PhoneBackground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9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1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1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1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1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1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TeamPhoto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TeamPhoto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TeamPhoto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WhosAp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Suicide2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and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onfederateFla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indow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indow_Roun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indow_Squar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t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Ashtray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BirdsSpooked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ound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.5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ir_00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rticle(class)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lothes_Shredd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oat R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Particle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Curtain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OSCompu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ouch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oltcut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CellPhone_ReskinnnerApp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DuctTap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Rop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_BearTra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MainCharacter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2" table:style-name="ce27">
            <text:p>12</text:p>
          </table:table-cell>
          <table:table-cell table:style-name="ce28"/>
          <table:table-cell office:value-type="string" table:style-name="ce29">
            <text:p><text:s/>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Alleen armen, of make Human???</text:p>
          </table:table-cell>
          <table:table-cell table:number-columns-repeated="16369"/>
        </table:table-row>
        <table:table-row table:number-rows-repeated="2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69" table:style-name="ro3">
          <table:table-cell/>
          <table:table-cell table:style-name="ce5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04805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16374" table:default-cell-style-name="ce1"/>
        <table:table-row table:style-name="ro5">
          <table:table-cell office:value-type="string" table:style-name="ce73">
            <text:p>Instellingen</text:p>
          </table:table-cell>
          <table:table-cell table:style-name="ce73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74">
            <text:p>Categorie</text:p>
          </table:table-cell>
          <table:table-cell table:style-name="ce75"/>
          <table:table-cell office:value-type="string" table:style-name="ce74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76">
            <text:p>Prop</text:p>
          </table:table-cell>
          <table:table-cell table:style-name="ce1"/>
          <table:table-cell office:value-type="string" table:style-name="ce77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8">
            <text:p>Architecture</text:p>
          </table:table-cell>
          <table:table-cell table:style-name="ce1"/>
          <table:table-cell office:value-type="string" table:style-name="ce77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Environmental</text:p>
          </table:table-cell>
          <table:table-cell table:style-name="ce1"/>
          <table:table-cell office:value-type="string" table:style-name="ce77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Nature</text:p>
          </table:table-cell>
          <table:table-cell table:style-name="ce1"/>
          <table:table-cell office:value-type="string" table:style-name="ce77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Alive</text:p>
          </table:table-cell>
          <table:table-cell table:style-name="ce1"/>
          <table:table-cell office:value-type="string" table:style-name="ce77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9">
            <text:p>Sprites</text:p>
          </table:table-cell>
          <table:table-cell table:style-name="ce1"/>
          <table:table-cell office:value-type="string" table:style-name="ce77">
            <text:p>Gerjoh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0">
            <text:p>Animation</text:p>
          </table:table-cell>
          <table:table-cell table:style-name="ce1"/>
          <table:table-cell office:value-type="string" table:style-name="ce77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Music</text:p>
          </table:table-cell>
          <table:table-cell table:style-name="ce1"/>
          <table:table-cell office:value-type="string" table:style-name="ce77">
            <text:p>Mar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SoundFX</text:p>
          </table:table-cell>
          <table:table-cell table:style-name="ce1"/>
          <table:table-cell office:value-type="string" table:style-name="ce77">
            <text:p>Gezamenlijk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2">
            <text:p>ParticleFX</text:p>
          </table:table-cell>
          <table:table-cell table:style-name="ce1"/>
          <table:table-cell office:value-type="string" table:style-name="ce77">
            <text:p>Artist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cript</text:p>
          </table:table-cell>
          <table:table-cell table:style-name="ce1"/>
          <table:table-cell office:value-type="string" table:style-name="ce77">
            <text:p>Programmers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hader</text:p>
          </table:table-cell>
          <table:table-cell table:style-name="ce1"/>
          <table:table-cell office:value-type="string" table:style-name="ce77">
            <text:p>Yet to be assigned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82">
            <text:p>PostProcessing</text:p>
          </table:table-cell>
          <table:table-cell table:style-name="ce1"/>
          <table:table-cell office:value-type="string" table:style-name="ce77">
            <text:p>Leeg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77">
            <text:p>Overig</text:p>
          </table:table-cell>
          <table:table-cell table:style-name="ce1"/>
          <table:table-cell table:style-name="ce77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77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7" table:base-cell-address="Instellingen.$A$1"/>
      </table:named-expressions>
      <table:database-ranges>
        <table:database-range table:target-range-address="Projecttracker.B5:Projecttracker.O523" table:name="Projecten" table:display-filter-buttons="true">
          <table:filter>
            <table:filter-and>
              <table:filter-or>
                <table:filter-condition table:field-number="2" table:value="Animation" table:operator="="/>
                <table:filter-condition table:field-number="2" table:value="Environmental" table:operator="="/>
                <table:filter-condition table:field-number="2" table:value="Nature" table:operator="="/>
                <table:filter-condition table:field-number="2" table:value="Overig" table:operator="="/>
                <table:filter-condition table:field-number="2" table:value="ParticleFX" table:operator="="/>
                <table:filter-condition table:field-number="2" table:value="Script" table:operator="="/>
                <table:filter-condition table:field-number="2" table:value="Shader" table:operator="="/>
                <table:filter-condition table:field-number="2" table:value="SoundFX" table:operator="="/>
                <table:filter-condition table:field-number="2" table:value="Sprites" table:operator="="/>
                <table:filter-condition table:field-number="2" table:value="0" table:operator="empty" table:data-type="number"/>
              </table:filter-or>
              <table:filter-or>
                <table:filter-condition table:field-number="11" table:value="0" table:operator="empty" table:data-type="number"/>
                <table:filter-condition table:field-number="11" table:value="~X" table:operator="="/>
              </table:filter-or>
            </table:filter-and>
          </table:filter>
          <table:sort>
            <table:sort-by table:field-number="8" table:data-type="Must Have,Should Have,Could Have,Would Have,Won't Have"/>
          </table:sort>
        </table:database-range>
        <table:database-range table:target-range-address="Instellingen.D4:Instellingen.D17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17" style:family="table-cell" style:data-style-name="N0">
      <style:text-properties fo:color="#FF5959" fo:font-weight="bold" style:font-weight-asian="bold" style:font-weight-complex="bold"/>
    </style:style>
    <style:style style:name="cf18" style:family="table-cell" style:data-style-name="N0">
      <style:text-properties fo:color="#FF5959" fo:font-weight="bold" style:font-weight-asian="bold" style:font-weight-complex="bold"/>
    </style:style>
    <style:style style:name="cf19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20" style:family="table-cell" style:data-style-name="N0">
      <style:text-properties fo:color="#FF5959" fo:font-weight="bold" style:font-weight-asian="bold" style:font-weight-complex="bold"/>
    </style:style>
    <style:style style:name="cf21" style:family="table-cell" style:data-style-name="N0">
      <style:text-properties fo:color="#FF5959" fo:font-weight="bold" style:font-weight-asian="bold" style:font-weight-complex="bold"/>
    </style:style>
    <style:style style:name="cf22" style:family="table-cell" style:data-style-name="N0">
      <style:text-properties fo:color="#FF5959" fo:font-weight="bold" style:font-weight-asian="bold" style:font-weight-complex="bold"/>
    </style:style>
    <style:style style:name="cf23" style:family="table-cell" style:data-style-name="N0">
      <style:text-properties fo:color="#FF5959" fo:font-weight="bold" style:font-weight-asian="bold" style:font-weight-complex="bold"/>
    </style:style>
    <style:style style:name="cf24" style:family="table-cell" style:data-style-name="N0">
      <style:text-properties fo:color="#FF5959" fo:font-weight="bold" style:font-weight-asian="bold" style:font-weight-complex="bold"/>
    </style:style>
    <style:style style:name="cf25" style:family="table-cell" style:data-style-name="N0">
      <style:text-properties fo:color="#FF5959" fo:font-weight="bold" style:font-weight-asian="bold" style:font-weight-complex="bold"/>
    </style:style>
    <style:style style:name="cf26" style:family="table-cell" style:data-style-name="N0">
      <style:text-properties fo:color="#FF5959" fo:font-weight="bold" style:font-weight-asian="bold" style:font-weight-complex="bold"/>
    </style:style>
    <style:style style:name="cf27" style:family="table-cell" style:data-style-name="N0">
      <style:text-properties fo:color="#FF5959" fo:font-weight="bold" style:font-weight-asian="bold" style:font-weight-complex="bold"/>
    </style:style>
    <style:style style:name="cf28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29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Renzo</meta:initial-creator>
    <dc:creator>Renzo</dc:creator>
    <meta:creation-date>2016-05-10T09:52:08Z</meta:creation-date>
    <dc:date>2017-05-31T12:14:59Z</dc:date>
    <meta:user-defined meta:name="_TemplateID">TC029300419991</meta:user-defined>
  </office:meta>
</office:document-meta>
</file>